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7" style:family="paragraph" style:parent-style-name="Text_20_body">
      <style:text-properties fo:font-variant="normal" fo:text-transform="none" fo:color="#212529" loext:opacity="100%" style:font-name="Open Sans" fo:font-size="12pt" fo:letter-spacing="normal" fo:font-style="normal" fo:font-weight="bold" officeooo:paragraph-rsid="00140810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40810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</style:style>
    <style:style style:name="T1" style:family="text">
      <style:text-properties fo:color="#052025" loext:opacity="100%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5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4081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40810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style:style style:name="T9" style:family="text">
      <style:text-properties fo:color="#ffffff" loext:opacity="100%" style:text-line-through-style="none" style:text-line-through-type="none" style:text-underline-style="none" fo:font-weight="normal" officeooo:rsid="00140810" style:text-blinking="false" fo:background-color="#505050" loext:char-shading-value="0"/>
    </style:style>
    <style:style style:name="T10" style:family="text">
      <style:text-properties officeooo:rsid="00140810"/>
    </style:style>
    <style:style style:name="T11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2" style:family="text">
      <style:text-properties officeooo:rsid="0014081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adababaaad</text:span><text:span text:style-name="T8"><text:line-break/>MF0950-UF1304. Test de Evaluación Tema 1</text:span></text:p>
      <text:h text:style-name="P3" text:outline-level="3">Pregunta 1</text:h>
      <text:section text:style-name="Sect1" text:name="question-715-1">
        <text:section text:style-name="Sect1" text:name="yui_3_17_2_1_1683082902328_135">
          <text:section text:style-name="Sect2" text:name="yui_3_17_2_1_1683082902328_134">
            <text:p text:style-name="P11">¿Cuál es el nivel de interactividad reactivo?</text:p>
            <text:section text:style-name="Sect1" text:name="q715:1_answer0_label">
              <text:p text:style-name="P14"><text:span text:style-name="T5">*a.</text:span><text:span text:style-name="T4">Cuando un elemento solo se relaciona con el elemento anterior al mismo</text:span></text:p>
            </text:section>
            <text:section text:style-name="Sect1" text:name="q715:1_answer1_label">
              <text:p text:style-name="P8"><text:span text:style-name="T11">b.</text:span>No existe</text:p>
            </text:section>
            <text:section text:style-name="Sect1" text:name="q715:1_answer2_label">
              <text:p text:style-name="P8"><text:span text:style-name="T11">c.</text:span>Cuando todos los elementos se relacionan entre sí</text:p>
            </text:section>
            <text:section text:style-name="Sect1" text:name="q715:1_answer3_label">
              <text:p text:style-name="P8"><text:span text:style-name="T11">d.</text:span>Cuando los elementos no tienen reacción</text:p>
            </text:section>
          </text:section>
          <text:p text:style-name="P6"><draw:frame draw:style-name="fr1" draw:name="Marco2" text:anchor-type="char" svg:width="0.041cm" draw:z-index="0"><draw:text-box fo:min-height="0.041cm"><text:h text:style-name="P4" text:outline-level="4">Retroalimentación</text:h></draw:text-box></draw:frame>¡Correcto! Es el nivel intermedio de interactividad.</text:p>
        </text:section>
      </text:section>
      <text:section text:style-name="Sect1" text:name="question-715-2">
        <text:h text:style-name="P1" text:outline-level="3">Pregunta 2</text:h>
        <text:p text:style-name="P9">¿Qué etiqueta se utiliza para crear un formulario?</text:p>
        <text:section text:style-name="Sect1" text:name="q715:2_answer0_label">
          <text:p text:style-name="P13"><text:span text:style-name="T7">a.</text:span><text:span text:style-name="T6">&lt;table&gt;</text:span></text:p>
        </text:section>
        <text:section text:style-name="Sect1" text:name="q715:2_answer1_label">
          <text:p text:style-name="P10"><text:span text:style-name="T11">b.</text:span>&lt;input&gt;</text:p>
        </text:section>
        <text:section text:style-name="Sect1" text:name="q715:2_answer2_label">
          <text:p text:style-name="P10"><text:span text:style-name="T11">c.</text:span>&lt;from&gt;</text:p>
        </text:section>
        <text:section text:style-name="Sect1" text:name="q715:2_answer3_label">
          <text:p text:style-name="P10"><text:span text:style-name="T12">*</text:span><text:span text:style-name="T11">d.</text:span>&lt;form&gt;</text:p>
        </text:section>
        <text:p text:style-name="P6"><draw:frame draw:style-name="fr1" draw:name="Marco4" text:anchor-type="char" svg:width="0.041cm" draw:z-index="1"><draw:text-box fo:min-height="0.041cm"><text:h text:style-name="P4" text:outline-level="4">Retroalimentación</text:h></draw:text-box></draw:frame>¡Correcto! Esta etiqueta es la que deberá contener los elementos del formulario.</text:p>
      </text:section>
      <text:section text:style-name="Sect1" text:name="question-715-3">
        <text:h text:style-name="P1" text:outline-level="3">Pregunta 3</text:h>
        <text:p text:style-name="P9">¿Para qué se utiliza el atributo <text:span text:style-name="T3">reset </text:span>dentro de la etiqueta <text:span text:style-name="T3">input</text:span>?</text:p>
        <text:section text:style-name="Sect1" text:name="q715:3_answer0_label">
          <text:p text:style-name="P9"><text:span text:style-name="T10">*a.</text:span>Para crear un botón que borra los datos del formulario</text:p>
        </text:section>
        <text:section text:style-name="Sect1" text:name="q715:3_answer1_label">
          <text:p text:style-name="P10"><text:span text:style-name="T11">b.</text:span>Para enviar los datos del formulario al servidor</text:p>
        </text:section>
        <text:section text:style-name="Sect1" text:name="q715:3_answer2_label">
          <text:p text:style-name="P10"><text:span text:style-name="T11">c.</text:span>Para crear un botón de enlace entre dos páginas</text:p>
        </text:section>
        <text:section text:style-name="Sect1" text:name="q715:3_answer3_label">
          <text:p text:style-name="P10"><text:span text:style-name="T11">d.</text:span>Para establecer botones secundarios</text:p>
        </text:section>
        <text:p text:style-name="P6"><draw:frame draw:style-name="fr1" draw:name="Marco6" text:anchor-type="char" svg:width="0.041cm" draw:z-index="2"><draw:text-box fo:min-height="0.041cm"><text:h text:style-name="P4" text:outline-level="4">Retroalimentación</text:h></draw:text-box></draw:frame>¡Correcto! El atributo <text:span text:style-name="T3">reset </text:span>ayuda a crear un botón que limpie el formulario de manera sencilla.</text:p>
      </text:section>
      <text:section text:style-name="Sect1" text:name="question-715-4">
        <text:h text:style-name="P1" text:outline-level="3">Pregunta 4</text:h>
        <text:p text:style-name="P9">¿Con qué etiqueta puede crear un a lista desplegable?</text:p>
        <text:section text:style-name="Sect1" text:name="q715:4_answer0_label">
          <text:p text:style-name="P9"><text:span text:style-name="T10">a.</text:span>&lt;list&gt;</text:p>
        </text:section>
        <text:section text:style-name="Sect1" text:name="q715:4_answer1_label">
          <text:p text:style-name="P10"><text:span text:style-name="T12">*</text:span><text:span text:style-name="T11">b.</text:span>&lt;select&gt;</text:p>
        </text:section>
        <text:section text:style-name="Sect1" text:name="q715:4_answer2_label">
          <text:p text:style-name="P10"><text:span text:style-name="T11">c.</text:span>&lt;table&gt;</text:p>
        </text:section>
        <text:section text:style-name="Sect1" text:name="q715:4_answer3_label">
          <text:p text:style-name="P10"><text:span text:style-name="T11">d.</text:span>&lt;option&gt;</text:p>
        </text:section>
        <text:p text:style-name="P6"><draw:frame draw:style-name="fr1" draw:name="Marco8" text:anchor-type="char" svg:width="0.041cm" draw:z-index="3"><draw:text-box fo:min-height="0.041cm"><text:h text:style-name="P4" text:outline-level="4">Retroalimentación</text:h></draw:text-box></draw:frame>¡Correcto! Con la etiqueta <text:span text:style-name="T3">select </text:span>creará una lista desplegable en la que se utiliza &lt;option&gt; para añdir las diferentes opciones.</text:p>
      </text:section>
      <text:section text:style-name="Sect1" text:name="question-715-5">
        <text:h text:style-name="P1" text:outline-level="3"/>
        <text:h text:style-name="P2" text:outline-level="3">Pregunta 5</text:h>
        <text:p text:style-name="P9">¿Qué diferencia hay entre las casillas de verificación y los botones de radio?</text:p>
        <text:section text:style-name="Sect1" text:name="q715:5_answer0_label">
          <text:p text:style-name="P9"><text:span text:style-name="T10">*a.</text:span>Que las casillas no son excluyentes entre sí</text:p>
        </text:section>
        <text:section text:style-name="Sect1" text:name="q715:5_answer1_label">
          <text:p text:style-name="P10"><text:span text:style-name="T11">b.</text:span>Que los botones de radio no son excluyentes entre sí</text:p>
        </text:section>
        <text:section text:style-name="Sect1" text:name="q715:5_answer2_label">
          <text:p text:style-name="P10"><text:span text:style-name="T11">c.</text:span>No tienen ninguna diferencia</text:p>
        </text:section>
        <text:section text:style-name="Sect1" text:name="q715:5_answer3_label">
          <text:p text:style-name="P10"><text:span text:style-name="T11">d.</text:span>La diferencia es solo a nivel gráfico</text:p>
        </text:section>
        <text:p text:style-name="P6"><draw:frame draw:style-name="fr1" draw:name="Marco10" text:anchor-type="char" svg:width="0.041cm" draw:z-index="4"><draw:text-box fo:min-height="0.041cm"><text:h text:style-name="P4" text:outline-level="4">Retroalimentación</text:h></draw:text-box></draw:frame>¡Correcto! Si quiere crear una lista con múltiples opciones se utilizan casillas de verificación.</text:p>
      </text:section>
      <text:section text:style-name="Sect1" text:name="question-715-6">
        <text:h text:style-name="P1" text:outline-level="3">Pregunta 6</text:h>
        <text:p text:style-name="P9">Si quiere crear un cuadro de texto extenso, se utiliza...</text:p>
        <text:section text:style-name="Sect1" text:name="q715:6_answer0_label">
          <text:p text:style-name="P9"><text:span text:style-name="T10">a.</text:span>&lt;p&gt;</text:p>
        </text:section>
        <text:section text:style-name="Sect1" text:name="q715:6_answer1_label">
          <text:p text:style-name="P10"><text:span text:style-name="T12">*</text:span><text:span text:style-name="T11">b.</text:span>&lt;textarea&gt;</text:p>
        </text:section>
        <text:section text:style-name="Sect1" text:name="q715:6_answer2_label">
          <text:p text:style-name="P10"><text:span text:style-name="T11">c.</text:span>&lt;input type="text"&gt;</text:p>
        </text:section>
        <text:section text:style-name="Sect1" text:name="q715:6_answer3_label">
          <text:p text:style-name="P10"><text:span text:style-name="T11">d.</text:span>Ninguna de estas opciones</text:p>
        </text:section>
        <text:p text:style-name="P6"><draw:frame draw:style-name="fr1" draw:name="Marco12" text:anchor-type="char" svg:width="0.041cm" draw:z-index="5"><draw:text-box fo:min-height="0.041cm"><text:h text:style-name="P4" text:outline-level="4">Retroalimentación</text:h></draw:text-box></draw:frame>¡Correcto! Con &lt;textarea&gt; se crea un área extensa de texto donde el usuario puede escribir.</text:p>
      </text:section>
      <text:section text:style-name="Sect1" text:name="question-715-7">
        <text:h text:style-name="P1" text:outline-level="3">Pregunta 7</text:h>
        <text:p text:style-name="P9">¿Qué utilidad tiene el evento <text:span text:style-name="T3">onunload</text:span>?</text:p>
        <text:section text:style-name="Sect1" text:name="q715:7_answer0_label">
          <text:p text:style-name="P9"><text:span text:style-name="T10">*a.</text:span>Activar un evento cuando el usuario salga del formulario</text:p>
        </text:section>
        <text:section text:style-name="Sect1" text:name="q715:7_answer1_label">
          <text:p text:style-name="P10"><text:span text:style-name="T11">b.</text:span>Activar un evento cuando se cargue la página entera</text:p>
        </text:section>
        <text:section text:style-name="Sect1" text:name="q715:7_answer2_label">
          <text:p text:style-name="P10"><text:span text:style-name="T11">c.</text:span>Activar un evento cuando se envíe los datos del formulario</text:p>
        </text:section>
        <text:section text:style-name="Sect1" text:name="q715:7_answer3_label">
          <text:p text:style-name="P10"><text:span text:style-name="T11">d.</text:span>Activar un evento cuando un elemento pierde el foco</text:p>
        </text:section>
        <text:p text:style-name="P6"><draw:frame draw:style-name="fr1" draw:name="Marco14" text:anchor-type="char" svg:width="0.041cm" draw:z-index="6"><draw:text-box fo:min-height="0.041cm"><text:h text:style-name="P4" text:outline-level="4">Retroalimentación</text:h></draw:text-box></draw:frame>¡Correcto! Este tipo de evento se ejecuta cuando el usuario cierra o sale de un formulario o una página.</text:p>
      </text:section>
      <text:section text:style-name="Sect1" text:name="question-715-8">
        <text:h text:style-name="P1" text:outline-level="3">Pregunta 8</text:h>
        <text:p text:style-name="P9">¿Qué etiqueta se utiliza para agrupar datos en un formulario?</text:p>
        <text:section text:style-name="Sect1" text:name="q715:8_answer0_label">
          <text:p text:style-name="P9"><text:span text:style-name="T10">*a.</text:span>&lt;fieldset&gt;</text:p>
        </text:section>
        <text:section text:style-name="Sect1" text:name="q715:8_answer1_label">
          <text:p text:style-name="P10"><text:span text:style-name="T11">b.</text:span>&lt;data group&gt;</text:p>
        </text:section>
        <text:section text:style-name="Sect1" text:name="q715:8_answer2_label">
          <text:p text:style-name="P10"><text:span text:style-name="T11">c.</text:span>&lt;table&gt;</text:p>
        </text:section>
        <text:section text:style-name="Sect1" text:name="q715:8_answer3_label">
          <text:p text:style-name="P10"><text:span text:style-name="T11">d.</text:span>&lt;pre&gt;</text:p>
        </text:section>
        <text:p text:style-name="P6"><draw:frame draw:style-name="fr1" draw:name="Marco16" text:anchor-type="char" svg:width="0.041cm" draw:z-index="7"><draw:text-box fo:min-height="0.041cm"><text:h text:style-name="P4" text:outline-level="4">Retroalimentación</text:h></draw:text-box></draw:frame>¡Correcto! Con esta etiqueta los datos se agruparán en cajas para que se diferencien entre sí.</text:p>
      </text:section>
      <text:section text:style-name="Sect1" text:name="question-715-9">
        <text:h text:style-name="P1" text:outline-level="3"/>
        <text:h text:style-name="P2" text:outline-level="3">Pregunta 9</text:h>
        <text:p text:style-name="P9">¿Cómo se indica que un campo es obligatorio?</text:p>
        <text:section text:style-name="Sect1" text:name="q715:9_answer0_label">
          <text:p text:style-name="P9"><text:span text:style-name="T10">*a.</text:span>Con <text:span text:style-name="T3">required</text:span></text:p>
        </text:section>
        <text:section text:style-name="Sect1" text:name="q715:9_answer1_label">
          <text:p text:style-name="P10"><text:span text:style-name="T11">b.</text:span>Con <text:span text:style-name="T3">tabindex</text:span></text:p>
        </text:section>
        <text:section text:style-name="Sect1" text:name="q715:9_answer2_label">
          <text:p text:style-name="P10"><text:span text:style-name="T11">c.</text:span>Con <text:span text:style-name="T3">submit</text:span></text:p>
        </text:section>
        <text:section text:style-name="Sect1" text:name="q715:9_answer3_label">
          <text:p text:style-name="P10"><text:span text:style-name="T11">d.</text:span>Con <text:span text:style-name="T3">method</text:span></text:p>
        </text:section>
        <text:p text:style-name="P6"><draw:frame draw:style-name="fr1" draw:name="Marco18" text:anchor-type="char" svg:width="0.041cm" draw:z-index="8"><draw:text-box fo:min-height="0.041cm"><text:h text:style-name="P4" text:outline-level="4">Retroalimentación</text:h></draw:text-box></draw:frame>¡Correcto! Se añade este atributo a la etiqueta &lt;input&gt;.</text:p>
      </text:section>
      <text:section text:style-name="Sect1" text:name="question-715-10">
        <text:h text:style-name="P1" text:outline-level="3">Pregunta 10</text:h>
        <text:section text:style-name="Sect1" text:name="yui_3_17_2_1_1683082902328_145">
          <text:section text:style-name="Sect2" text:name="yui_3_17_2_1_1683082902328_144">
            <text:p text:style-name="P11">¿Para qué se utiliza el atributo <text:span text:style-name="T3">action</text:span>?</text:p>
            <text:section text:style-name="Sect1" text:name="yui_3_17_2_1_1683082902328_143">
              <text:section text:style-name="Sect1" text:name="yui_3_17_2_1_1683082902328_142">
                <text:section text:style-name="Sect1" text:name="q715:10_answer0_label">
                  <text:p text:style-name="P13"><text:span text:style-name="T5">a.</text:span><text:span text:style-name="T4">Indica el tipo de codificación que se utiliza para enviar datos al servidor</text:span></text:p>
                </text:section>
                <text:section text:style-name="Sect1" text:name="q715:10_answer1_label">
                  <text:p text:style-name="P8"><text:span text:style-name="T11">b.</text:span>Indica el método http que se utilizar para enviar un formulario</text:p>
                </text:section>
                <text:section text:style-name="Sect1" text:name="yui_3_17_2_1_1683082902328_148">
                  <text:section text:style-name="Sect1" text:name="q715:10_answer2_label">
                    <text:p text:style-name="P12">c.<text:bookmark text:name="yui_3_17_2_1_1683082902328_146"/>Muestra la respuesta que se recibe del servidor</text:p>
                  </text:section>
                </text:section>
                <text:section text:style-name="Sect1" text:name="yui_3_17_2_1_1683082902328_141">
                  <text:section text:style-name="Sect1" text:name="q715:10_answer3_label">
                    <text:p text:style-name="P12"><text:span text:style-name="T10">*</text:span>d.<text:bookmark text:name="yui_3_17_2_1_1683082902328_139"/>Para indicar la url donde se envían los datos del formulario</text:p>
                  </text:section>
                </text:section>
              </text:section>
            </text:section>
          </text:section>
          <text:p text:style-name="P6"><draw:frame draw:style-name="fr1" draw:name="Marco3" text:anchor-type="char" svg:width="0.041cm" draw:z-index="9"><draw:text-box fo:min-height="0.041cm"><text:h text:style-name="P4" text:outline-level="4">Retroalimentación</text:h></draw:text-box></draw:frame>¡Correcto! En <text:span text:style-name="T3">action </text:span>indica la url donde se enviarán los datos que el usuario ha rellenado.</text:p>
        </text:section>
        <text:p text:style-name="P1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5:01:58.239000000</meta:creation-date>
    <dc:date>2023-05-03T05:11:13.200000000</dc:date>
    <meta:editing-duration>PT9M15S</meta:editing-duration>
    <meta:editing-cycles>1</meta:editing-cycles>
    <meta:document-statistic meta:table-count="0" meta:image-count="0" meta:object-count="0" meta:page-count="3" meta:paragraph-count="81" meta:word-count="468" meta:character-count="2998" meta:non-whitespace-character-count="2611"/>
    <meta:generator>LibreOffice/7.5.0.3$Windows_X86_64 LibreOffice_project/c21113d003cd3efa8c53188764377a8272d9d6de</meta:generator>
  </office:meta>
</office:document-meta>
</file>